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1cm" draw:marker-start="Dimension_20_Lines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20pt" style:font-size-asian="18pt" style:font-size-complex="18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0pt" style:font-size-asian="18pt" style:font-size-complex="18pt"/>
    </style:style>
    <style:style style:name="T1" style:family="text">
      <style:text-properties style:font-name="OpenSymbol" fo:font-size="36pt" style:font-name-asian="OpenSymbol" style:font-size-asian="36pt" style:font-name-complex="OpenSymbol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671cm" svg:y1="14.624cm" svg:x2="23.67cm" svg:y2="14.624cm">
          <text:p/>
        </draw:line>
        <draw:custom-shape draw:style-name="gr2" draw:text-style-name="P1" draw:layer="layout" svg:width="3.584cm" svg:height="1.281cm" svg:x="7.255cm" svg:y="13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84cm" svg:height="1.965cm" svg:x="7.255cm" svg:y="12.58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84cm" svg:height="1.965cm" svg:x="10.839cm" svg:y="12.58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84cm" svg:height="1.965cm" svg:x="14.423cm" svg:y="12.58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09cm" svg:height="1.965cm" svg:x="18.007cm" svg:y="12.586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84cm" svg:height="1.965cm" svg:x="3.671cm" svg:y="12.586cm">
          <text:p text:style-name="P1">0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459cm" svg:height="2.301cm" svg:x="23.755cm" svg:y="13.599cm">
          <draw:text-box>
            <text:p text:style-name="P2"><text:span text:style-name="T1">∞</text:span></text:p>
          </draw:text-box>
        </draw:frame>
        <draw:frame draw:style-name="gr5" draw:text-style-name="P3" draw:layer="layout" svg:width="0.896cm" svg:height="1.047cm" svg:x="3.244cm" svg:y="14.624cm">
          <draw:text-box>
            <text:p text:style-name="P3">0</text:p>
          </draw:text-box>
        </draw:frame>
        <draw:frame draw:style-name="gr5" draw:text-style-name="P3" draw:layer="layout" svg:width="0.896cm" svg:height="1.047cm" svg:x="6.856cm" svg:y="14.624cm">
          <draw:text-box>
            <text:p text:style-name="P3">2</text:p>
          </draw:text-box>
        </draw:frame>
        <draw:frame draw:style-name="gr5" draw:text-style-name="P3" draw:layer="layout" svg:width="1.289cm" svg:height="1.047cm" svg:x="10.242cm" svg:y="14.624cm">
          <draw:text-box>
            <text:p text:style-name="P3">15</text:p>
          </draw:text-box>
        </draw:frame>
        <draw:frame draw:style-name="gr5" draw:text-style-name="P3" draw:layer="layout" svg:width="1.289cm" svg:height="1.047cm" svg:x="13.798cm" svg:y="14.624cm">
          <draw:text-box>
            <text:p text:style-name="P3">40</text:p>
          </draw:text-box>
        </draw:frame>
        <draw:frame draw:style-name="gr5" draw:text-style-name="P3" draw:layer="layout" svg:width="1.683cm" svg:height="1.047cm" svg:x="17.127cm" svg:y="14.624cm">
          <draw:text-box>
            <text:p text:style-name="P3">100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adornments="Regular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2="5" draw:distance="2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4T20:45:04.359327580</meta:creation-date>
    <dc:date>2014-09-14T20:58:28.269315697</dc:date>
    <meta:editing-duration>PT7M29S</meta:editing-duration>
    <meta:editing-cycles>2</meta:editing-cycles>
    <meta:generator>LibreOffice/4.1.3.2$Linux_X86_64 LibreOffice_project/410m0$Build-2</meta:generator>
    <meta:document-statistic meta:object-count="36"/>
  </office:meta>
</office:document-meta>
</file>